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4_14-07-52_000.jpg</text:p>
          </table:table-cell>
          <table:table-cell table:style-name="ce22" office:value-type="string">
            <text:p>:m / daylog メモ / 2020-0305 / 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/ daylog メモ / 2020-0305 / ">
            <text:p>:m / daylog メモ / 2020-0305 /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5_08-03-01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29 E-139-34-49.87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05_09-47-4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34 E-139-34-49.71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5_11-21-06_000.jpg</text:p>
          </table:table-cell>
          <table:table-cell table:style-name="ce22" office:value-type="string">
            <text:p>:m 1*1 RES / 245 / 『人工光合成と有機系太陽電池』　日本化学会、編 / p.86</text:p>
          </table:table-cell>
          <table:table-cell table:style-name="ce23"/>
          <table:table-cell table:style-name="ce3"/>
          <table:table-cell table:style-name="ce3" office:value-type="string">
            <text:p>N-35-35-28.6 E-139-34-49.6</text:p>
          </table:table-cell>
          <table:table-cell table:style-name="ce32" table:formula="of:=IF([.E5]=&quot;&quot;;[.C5];CONCATENATE([.C5];&quot; / &quot;;[.E5]))" office:value-type="string" office:string-value=":m 1*1 RES / 245 / 『人工光合成と有機系太陽電池』　日本化学会、編 / p.86">
            <text:p>:m 1*1 RES / 245 / 『人工光合成と有機系太陽電池』　日本化学会、編 / p.8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5_11-48-47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34 E-139-34-49.71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5_12-03-32_000.jpg</text:p>
          </table:table-cell>
          <table:table-cell table:style-name="ce22" office:value-type="string">
            <text:p>:m 東和 PHOTO / 200306fth / 落合駅 / 東中野５丁目計画 / １名 / MK設備設計（NB建設） / 資料 / 資料</text:p>
          </table:table-cell>
          <table:table-cell table:style-name="ce14"/>
          <table:table-cell table:style-name="ce3"/>
          <table:table-cell table:style-name="ce3" office:value-type="string">
            <text:p>N-35-35-28.37 E-139-34-49.32</text:p>
          </table:table-cell>
          <table:table-cell table:style-name="ce32" table:formula="of:=IF([.E7]=&quot;&quot;;[.C7];CONCATENATE([.C7];&quot; / &quot;;[.E7]))" office:value-type="string" office:string-value=":m 東和 PHOTO / 200306fth / 落合駅 / 東中野５丁目計画 / １名 / MK設備設計（NB建設） / 資料 / 資料">
            <text:p>:m 東和 PHOTO / 200306fth / 落合駅 / 東中野５丁目計画 / １名 / MK設備設計（NB建設） / 資料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5_12-04-06_000.jpg</text:p>
          </table:table-cell>
          <table:table-cell table:style-name="ce22" office:value-type="string">
            <text:p>:m 東和 PHOTO / 200306fth / 落合駅 / 東中野５丁目計画 / １名 / MK設備設計（NB建設） / 資料 / 資料</text:p>
          </table:table-cell>
          <table:table-cell table:style-name="ce15"/>
          <table:table-cell table:style-name="ce3"/>
          <table:table-cell table:style-name="ce3" office:value-type="string">
            <text:p>N-35-35-28.56 E-139-34-49.43</text:p>
          </table:table-cell>
          <table:table-cell table:style-name="ce32" table:formula="of:=IF([.E8]=&quot;&quot;;[.C8];CONCATENATE([.C8];&quot; / &quot;;[.E8]))" office:value-type="string" office:string-value=":m 東和 PHOTO / 200306fth / 落合駅 / 東中野５丁目計画 / １名 / MK設備設計（NB建設） / 資料 / 資料">
            <text:p>:m 東和 PHOTO / 200306fth / 落合駅 / 東中野５丁目計画 / １名 / MK設備設計（NB建設） / 資料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5_14-16-08_000.jpg</text:p>
          </table:table-cell>
          <table:table-cell table:style-name="ce22" office:value-type="string">
            <text:p>:m 1-2*2 RES / 245 / 『習近平の闘い』　富坂聰 / p.72</text:p>
          </table:table-cell>
          <table:table-cell table:style-name="ce15"/>
          <table:table-cell table:style-name="ce3"/>
          <table:table-cell table:style-name="ce3" office:value-type="string">
            <text:p>N-35-35-28.23 E-139-34-50.15</text:p>
          </table:table-cell>
          <table:table-cell table:style-name="ce32" table:formula="of:=IF([.E9]=&quot;&quot;;[.C9];CONCATENATE([.C9];&quot; / &quot;;[.E9]))" office:value-type="string" office:string-value=":m 1-2*2 RES / 245 / 『習近平の闘い』　富坂聰 / p.72">
            <text:p>:m 1-2*2 RES / 245 / 『習近平の闘い』　富坂聰 / p.7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5_14-36-02_000.jpg</text:p>
          </table:table-cell>
          <table:table-cell table:style-name="ce22" office:value-type="string">
            <text:p>:m 東和 PHOTO / 200306fth / 落合駅 / 東中野５丁目計画 / １名 / MK設備設計（NB建設） / 資料 / 資料</text:p>
          </table:table-cell>
          <table:table-cell table:style-name="ce15"/>
          <table:table-cell table:style-name="ce3"/>
          <table:table-cell table:style-name="ce3" office:value-type="string">
            <text:p>N-35-35-28.61 E-139-34-49.43</text:p>
          </table:table-cell>
          <table:table-cell table:style-name="ce32" table:formula="of:=IF([.E10]=&quot;&quot;;[.C10];CONCATENATE([.C10];&quot; / &quot;;[.E10]))" office:value-type="string" office:string-value=":m 東和 PHOTO / 200306fth / 落合駅 / 東中野５丁目計画 / １名 / MK設備設計（NB建設） / 資料 / 資料">
            <text:p>:m 東和 PHOTO / 200306fth / 落合駅 / 東中野５丁目計画 / １名 / MK設備設計（NB建設） / 資料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05_14-36-06_000.jpg</text:p>
          </table:table-cell>
          <table:table-cell table:style-name="ce22" office:value-type="string">
            <text:p>:m 東和 PHOTO / 200306fth / 落合駅 / 東中野５丁目計画 / １名 / MK設備設計（NB建設） / 資料 / 資料</text:p>
          </table:table-cell>
          <table:table-cell table:style-name="ce16"/>
          <table:table-cell table:style-name="ce3"/>
          <table:table-cell table:style-name="ce3" office:value-type="string">
            <text:p>N-35-35-28.0 E-139-34-49.82</text:p>
          </table:table-cell>
          <table:table-cell table:style-name="ce32" table:formula="of:=IF([.E11]=&quot;&quot;;[.C11];CONCATENATE([.C11];&quot; / &quot;;[.E11]))" office:value-type="string" office:string-value=":m 東和 PHOTO / 200306fth / 落合駅 / 東中野５丁目計画 / １名 / MK設備設計（NB建設） / 資料 / 資料">
            <text:p>:m 東和 PHOTO / 200306fth / 落合駅 / 東中野５丁目計画 / １名 / MK設備設計（NB建設） / 資料 / 資料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05_14-38-25_000.jpg</text:p>
          </table:table-cell>
          <table:table-cell table:style-name="ce22" office:value-type="string">
            <text:p>:m 東和 PHOTO / 200306fth / 落合駅 / 東中野５丁目計画 / １名 / MK設備設計（NB建設） / 資料 / 資料</text:p>
          </table:table-cell>
          <table:table-cell table:style-name="ce17"/>
          <table:table-cell table:style-name="ce3"/>
          <table:table-cell table:style-name="ce3" office:value-type="string">
            <text:p>N-35-35-28.56 E-139-34-50.04</text:p>
          </table:table-cell>
          <table:table-cell table:style-name="ce32" table:formula="of:=IF([.E12]=&quot;&quot;;[.C12];CONCATENATE([.C12];&quot; / &quot;;[.E12]))" office:value-type="string" office:string-value=":m 東和 PHOTO / 200306fth / 落合駅 / 東中野５丁目計画 / １名 / MK設備設計（NB建設） / 資料 / 資料">
            <text:p>:m 東和 PHOTO / 200306fth / 落合駅 / 東中野５丁目計画 / １名 / MK設備設計（NB建設） / 資料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05_14-40-04_000.jpg</text:p>
          </table:table-cell>
          <table:table-cell table:style-name="ce22" office:value-type="string">
            <text:p>:m 東和 PHOTO / 200306fth / 落合駅 / 東中野５丁目計画 / １名 / MK設備設計（NB建設） / 資料 / 資料</text:p>
          </table:table-cell>
          <table:table-cell table:style-name="ce17"/>
          <table:table-cell table:style-name="ce3"/>
          <table:table-cell table:style-name="ce3" office:value-type="string">
            <text:p>N-35-35-29.07 E-139-34-49.49</text:p>
          </table:table-cell>
          <table:table-cell table:style-name="ce32" table:formula="of:=IF([.E13]=&quot;&quot;;[.C13];CONCATENATE([.C13];&quot; / &quot;;[.E13]))" office:value-type="string" office:string-value=":m 東和 PHOTO / 200306fth / 落合駅 / 東中野５丁目計画 / １名 / MK設備設計（NB建設） / 資料 / 資料">
            <text:p>:m 東和 PHOTO / 200306fth / 落合駅 / 東中野５丁目計画 / １名 / MK設備設計（NB建設） / 資料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05_14-43-28_000.jpg</text:p>
          </table:table-cell>
          <table:table-cell table:style-name="ce22" office:value-type="string">
            <text:p>:m 東和 PHOTO / 200306fth / 落合駅 / 東中野５丁目計画 / １名 / MK設備設計（NB建設） / 資料 / 資料</text:p>
          </table:table-cell>
          <table:table-cell table:style-name="ce23"/>
          <table:table-cell table:style-name="ce3"/>
          <table:table-cell table:style-name="ce3" office:value-type="string">
            <text:p>N-35-35-28.34 E-139-34-50.09</text:p>
          </table:table-cell>
          <table:table-cell table:style-name="ce32" table:formula="of:=IF([.E14]=&quot;&quot;;[.C14];CONCATENATE([.C14];&quot; / &quot;;[.E14]))" office:value-type="string" office:string-value=":m 東和 PHOTO / 200306fth / 落合駅 / 東中野５丁目計画 / １名 / MK設備設計（NB建設） / 資料 / 資料">
            <text:p>:m 東和 PHOTO / 200306fth / 落合駅 / 東中野５丁目計画 / １名 / MK設備設計（NB建設） / 資料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05_16-55-12_000.jpg</text:p>
          </table:table-cell>
          <table:table-cell table:style-name="ce22" office:value-type="string">
            <text:p>:m 1-4*4 RES / 245 / 『人工光合成と有機系太陽電池』　日本化学会、編 / p.74</text:p>
          </table:table-cell>
          <table:table-cell table:style-name="ce15"/>
          <table:table-cell table:style-name="ce3"/>
          <table:table-cell table:style-name="ce3" office:value-type="string">
            <text:p>N-35-35-28.57 E-139-34-49.82</text:p>
          </table:table-cell>
          <table:table-cell table:style-name="ce32" table:formula="of:=IF([.E15]=&quot;&quot;;[.C15];CONCATENATE([.C15];&quot; / &quot;;[.E15]))" office:value-type="string" office:string-value=":m 1-4*4 RES / 245 / 『人工光合成と有機系太陽電池』　日本化学会、編 / p.74">
            <text:p>:m 1-4*4 RES / 245 / 『人工光合成と有機系太陽電池』　日本化学会、編 / p.7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3-05_18-27-06_000.jpg</text:p>
          </table:table-cell>
          <table:table-cell table:style-name="ce22" office:value-type="string">
            <text:p>:m 1-3*5 RES / 245 / 『貨幣理論』　マンデル / p.105</text:p>
          </table:table-cell>
          <table:table-cell table:style-name="ce15"/>
          <table:table-cell table:style-name="ce3"/>
          <table:table-cell table:style-name="ce3" office:value-type="string">
            <text:p>N-35-35-28.4 E-139-34-49.05</text:p>
          </table:table-cell>
          <table:table-cell table:style-name="ce32" table:formula="of:=IF([.E16]=&quot;&quot;;[.C16];CONCATENATE([.C16];&quot; / &quot;;[.E16]))" office:value-type="string" office:string-value=":m 1-3*5 RES / 245 / 『貨幣理論』　マンデル / p.105">
            <text:p>:m 1-3*5 RES / 245 / 『貨幣理論』　マンデル / p.10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3-05_18-27-42_000.jpg</text:p>
          </table:table-cell>
          <table:table-cell table:style-name="ce22" office:value-type="string">
            <text:p>:m 4-5*5 RES / 245 / 『貨幣理論』　マンデル / p.105</text:p>
          </table:table-cell>
          <table:table-cell table:style-name="ce15"/>
          <table:table-cell table:style-name="ce3"/>
          <table:table-cell table:style-name="ce3" office:value-type="string">
            <text:p>N-35-35-28.52 E-139-34-49.49</text:p>
          </table:table-cell>
          <table:table-cell table:style-name="ce32" table:formula="of:=IF([.E17]=&quot;&quot;;[.C17];CONCATENATE([.C17];&quot; / &quot;;[.E17]))" office:value-type="string" office:string-value=":m 4-5*5 RES / 245 / 『貨幣理論』　マンデル / p.105">
            <text:p>:m 4-5*5 RES / 245 / 『貨幣理論』　マンデル / p.10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3-05_19-07-20_000.jpg</text:p>
          </table:table-cell>
          <table:table-cell table:style-name="ce6" office:value-type="string">
            <text:p>:m music / log / gt / || s.1:fs-1,fs,block=A1;A2,-,-,k.D,-,R=1 || s.2:et-6,rev,patt-30,cake-id=39201,-,-,-,-,- || s.3:fs-2,fs,for=strokes,i.f.=et-6;patt-30,k.E7+2,-,-,k.E,-,R=2</text:p>
          </table:table-cell>
          <table:table-cell table:style-name="ce16"/>
          <table:table-cell table:style-name="ce3"/>
          <table:table-cell table:style-name="ce3" office:value-type="string">
            <text:p>N-35-35-28.99 E-139-34-49.38</text:p>
          </table:table-cell>
          <table:table-cell table:style-name="ce32" table:formula="of:=IF([.E18]=&quot;&quot;;[.C18];CONCATENATE([.C18];&quot; / &quot;;[.E18]))" office:value-type="string" office:string-value=":m music / log / gt / || s.1:fs-1,fs,block=A1;A2,-,-,k.D,-,R=1 || s.2:et-6,rev,patt-30,cake-id=39201,-,-,-,-,- || s.3:fs-2,fs,for=strokes,i.f.=et-6;patt-30,k.E7+2,-,-,k.E,-,R=2">
            <text:p>:m music / log / gt / || s.1:fs-1,fs,block=A1;A2,-,-,k.D,-,R=1 || s.2:et-6,rev,patt-30,cake-id=39201,-,-,-,-,- || s.3:fs-2,fs,for=strokes,i.f.=et-6;patt-30,k.E7+2,-,-,k.E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3-05_22-08-22_000.png</text:p>
          </table:table-cell>
          <table:table-cell table:style-name="ce6" office:value-type="string">
            <text:p>:m / daylog メモ / 2020-0305 / TEMPLATE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m / daylog メモ / 2020-0305 / TEMPLATE">
            <text:p>:m / daylog メモ / 2020-0305 / TEMPLAT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3-05_22-43-59_000.png</text:p>
          </table:table-cell>
          <table:table-cell table:style-name="ce17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3-05_22-44-47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56 E-139-34-49.43</text:p>
          </table:table-cell>
          <table:table-cell table:style-name="ce32" table:formula="of:=IF([.E21]=&quot;&quot;;[.C21];CONCATENATE([.C21];&quot; / &quot;;[.E21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3-06_04-56-18_000.jpg</text:p>
          </table:table-cell>
          <table:table-cell table:style-name="ce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3.23 E-139-34-55.97</text:p>
          </table:table-cell>
          <table:table-cell table:style-name="ce32" table:formula="of:=IF([.E22]=&quot;&quot;;[.C22];CONCATENATE([.C22];&quot; / &quot;;[.E22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3-06_04-57-38_000.jpg</text:p>
          </table:table-cell>
          <table:table-cell table:style-name="ce17" office:value-type="string">
            <text:p>:m :PHOTO 起きた時刻 / 2020</text:p>
          </table:table-cell>
          <table:table-cell table:style-name="ce14"/>
          <table:table-cell table:style-name="ce3"/>
          <table:table-cell table:style-name="ce3" office:value-type="string">
            <text:p>N-35-35-28.78 E-139-34-49.38</text:p>
          </table:table-cell>
          <table:table-cell table:style-name="ce32" table:formula="of:=IF([.E23]=&quot;&quot;;[.C23];CONCATENATE([.C23];&quot; / &quot;;[.E23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3-06_04-59-12_000.jpg</text:p>
          </table:table-cell>
          <table:table-cell table:style-name="ce6" office:value-type="string">
            <text:p>:PHOTO 記録 / 製品 / 使い始め / イヤホン</text:p>
          </table:table-cell>
          <table:table-cell table:style-name="ce3"/>
          <table:table-cell table:style-name="ce3"/>
          <table:table-cell table:style-name="ce3" office:value-type="string">
            <text:p>N-35-35-25.09 E-139-34-53.06</text:p>
          </table:table-cell>
          <table:table-cell table:style-name="ce32" table:formula="of:=IF([.E24]=&quot;&quot;;[.C24];CONCATENATE([.C24];&quot; / &quot;;[.E24]))" office:value-type="string" office:string-value=":PHOTO 記録 / 製品 / 使い始め / イヤホン">
            <text:p>:PHOTO 記録 / 製品 / 使い始め / イヤホン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3-06_05-06-05_000.png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3-06_05-28-18_000.jpg</text:p>
          </table:table-cell>
          <table:table-cell table:style-name="ce22" office:value-type="string">
            <text:p>:m 東和 PHOTO / 200306fth / 落合駅 / 東中野５丁目計画 / １名 / MK設備設計（NB建設） / 資料 / 出発時間 / N-35-35-28.71 E-139-34-49.87</text:p>
          </table:table-cell>
          <table:table-cell table:style-name="ce3"/>
          <table:table-cell table:style-name="ce3" table:formula="of:=[.F26]" office:value-type="string" office:string-value="N-35-35-28.71 E-139-34-49.87">
            <text:p>N-35-35-28.71 E-139-34-49.87</text:p>
          </table:table-cell>
          <table:table-cell table:style-name="ce3" office:value-type="string">
            <text:p>N-35-35-28.71 E-139-34-49.87</text:p>
          </table:table-cell>
          <table:table-cell table:style-name="ce32" table:formula="of:=IF([.E26]=&quot;&quot;;[.C26];CONCATENATE([.C26];&quot; / &quot;;[.E26]))" office:value-type="string" office:string-value=":m 東和 PHOTO / 200306fth / 落合駅 / 東中野５丁目計画 / １名 / MK設備設計（NB建設） / 資料 / 出発時間 / N-35-35-28.71 E-139-34-49.87 / N-35-35-28.71 E-139-34-49.87">
            <text:p>:m 東和 PHOTO / 200306fth / 落合駅 / 東中野５丁目計画 / １名 / MK設備設計（NB建設） / 資料 / 出発時間 / N-35-35-28.71 E-139-34-49.87 / N-35-35-28.71 E-139-34-49.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3-06_06-59-57_000.png</text:p>
          </table:table-cell>
          <table:table-cell table:style-name="ce22" office:value-type="string">
            <text:p>:m 東和 PHOTO / 200306fth / 落合駅 / 東中野５丁目計画 / １名 / MK設備設計（NB建設） / 資料 / 現場到着時刻</text:p>
          </table:table-cell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string" office:string-value=":m 東和 PHOTO / 200306fth / 落合駅 / 東中野５丁目計画 / １名 / MK設備設計（NB建設） / 資料 / 現場到着時刻">
            <text:p>:m 東和 PHOTO / 200306fth / 落合駅 / 東中野５丁目計画 / １名 / MK設備設計（NB建設） / 資料 / 現場到着時刻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3-06_07-00-04_000.jpg</text:p>
          </table:table-cell>
          <table:table-cell table:style-name="ce22" office:value-type="string">
            <text:p>:m 東和 PHOTO / 200306fth / 落合駅 / 東中野５丁目計画 / １名 / MK設備設計（NB建設） / 資料 / 現場状況 / N-35-42-36.48 E-139-41-26.04</text:p>
          </table:table-cell>
          <table:table-cell table:style-name="ce23"/>
          <table:table-cell table:style-name="ce3" table:formula="of:=[.F28]" office:value-type="string" office:string-value="N-35-42-36.48 E-139-41-26.04">
            <text:p>N-35-42-36.48 E-139-41-26.04</text:p>
          </table:table-cell>
          <table:table-cell table:style-name="ce3" office:value-type="string">
            <text:p>N-35-42-36.48 E-139-41-26.04</text:p>
          </table:table-cell>
          <table:table-cell table:style-name="ce32" table:formula="of:=IF([.E28]=&quot;&quot;;[.C28];CONCATENATE([.C28];&quot; / &quot;;[.E28]))" office:value-type="string" office:string-value=":m 東和 PHOTO / 200306fth / 落合駅 / 東中野５丁目計画 / １名 / MK設備設計（NB建設） / 資料 / 現場状況 / N-35-42-36.48 E-139-41-26.04 / N-35-42-36.48 E-139-41-26.04">
            <text:p>:m 東和 PHOTO / 200306fth / 落合駅 / 東中野５丁目計画 / １名 / MK設備設計（NB建設） / 資料 / 現場状況 / N-35-42-36.48 E-139-41-26.04 / N-35-42-36.48 E-139-41-26.0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3-06_07-00-08_000.jpg</text:p>
          </table:table-cell>
          <table:table-cell table:style-name="ce22" office:value-type="string">
            <text:p>:m 東和 PHOTO / 200306fth / 落合駅 / 東中野５丁目計画 / １名 / MK設備設計（NB建設） / 資料 / 現場状況 / N-35-42-37.33 E-139-41-27.85</text:p>
          </table:table-cell>
          <table:table-cell table:style-name="ce23"/>
          <table:table-cell table:style-name="ce3" table:formula="of:=[.F29]" office:value-type="string" office:string-value="N-35-42-37.33 E-139-41-27.85">
            <text:p>N-35-42-37.33 E-139-41-27.85</text:p>
          </table:table-cell>
          <table:table-cell table:style-name="ce3" office:value-type="string">
            <text:p>N-35-42-37.33 E-139-41-27.85</text:p>
          </table:table-cell>
          <table:table-cell table:style-name="ce32" table:formula="of:=IF([.E29]=&quot;&quot;;[.C29];CONCATENATE([.C29];&quot; / &quot;;[.E29]))" office:value-type="string" office:string-value=":m 東和 PHOTO / 200306fth / 落合駅 / 東中野５丁目計画 / １名 / MK設備設計（NB建設） / 資料 / 現場状況 / N-35-42-37.33 E-139-41-27.85 / N-35-42-37.33 E-139-41-27.85">
            <text:p>:m 東和 PHOTO / 200306fth / 落合駅 / 東中野５丁目計画 / １名 / MK設備設計（NB建設） / 資料 / 現場状況 / N-35-42-37.33 E-139-41-27.85 / N-35-42-37.33 E-139-41-27.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3-06_07-00-15_000.jpg</text:p>
          </table:table-cell>
          <table:table-cell table:style-name="ce22" office:value-type="string">
            <text:p>:m 東和 PHOTO / 200306fth / 落合駅 / 東中野５丁目計画 / １名 / MK設備設計（NB建設） / 資料 / 現場状況 / N-35-42-37.34 E-139-41-27.91</text:p>
          </table:table-cell>
          <table:table-cell table:style-name="ce15"/>
          <table:table-cell table:style-name="ce3" table:formula="of:=[.F30]" office:value-type="string" office:string-value="N-35-42-37.34 E-139-41-27.91">
            <text:p>N-35-42-37.34 E-139-41-27.91</text:p>
          </table:table-cell>
          <table:table-cell table:style-name="ce3" office:value-type="string">
            <text:p>N-35-42-37.34 E-139-41-27.91</text:p>
          </table:table-cell>
          <table:table-cell table:style-name="ce32" table:formula="of:=IF([.E30]=&quot;&quot;;[.C30];CONCATENATE([.C30];&quot; / &quot;;[.E30]))" office:value-type="string" office:string-value=":m 東和 PHOTO / 200306fth / 落合駅 / 東中野５丁目計画 / １名 / MK設備設計（NB建設） / 資料 / 現場状況 / N-35-42-37.34 E-139-41-27.91 / N-35-42-37.34 E-139-41-27.91">
            <text:p>:m 東和 PHOTO / 200306fth / 落合駅 / 東中野５丁目計画 / １名 / MK設備設計（NB建設） / 資料 / 現場状況 / N-35-42-37.34 E-139-41-27.91 / N-35-42-37.34 E-139-41-27.9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3-06_07-00-30_000.jpg</text:p>
          </table:table-cell>
          <table:table-cell table:style-name="ce22" office:value-type="string">
            <text:p>:m 東和 PHOTO / 200306fth / 落合駅 / 東中野５丁目計画 / １名 / MK設備設計（NB建設） / 資料 / 現場状況 / N-35-42-37.59 E-139-41-27.8</text:p>
          </table:table-cell>
          <table:table-cell table:style-name="ce16"/>
          <table:table-cell table:style-name="ce3" table:formula="of:=[.F31]" office:value-type="string" office:string-value="N-35-42-37.59 E-139-41-27.8">
            <text:p>N-35-42-37.59 E-139-41-27.8</text:p>
          </table:table-cell>
          <table:table-cell table:style-name="ce3" office:value-type="string">
            <text:p>N-35-42-37.59 E-139-41-27.8</text:p>
          </table:table-cell>
          <table:table-cell table:style-name="ce32" table:formula="of:=IF([.E31]=&quot;&quot;;[.C31];CONCATENATE([.C31];&quot; / &quot;;[.E31]))" office:value-type="string" office:string-value=":m 東和 PHOTO / 200306fth / 落合駅 / 東中野５丁目計画 / １名 / MK設備設計（NB建設） / 資料 / 現場状況 / N-35-42-37.59 E-139-41-27.8 / N-35-42-37.59 E-139-41-27.8">
            <text:p>:m 東和 PHOTO / 200306fth / 落合駅 / 東中野５丁目計画 / １名 / MK設備設計（NB建設） / 資料 / 現場状況 / N-35-42-37.59 E-139-41-27.8 / N-35-42-37.59 E-139-41-27.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3-06_18-00-27_000.png</text:p>
          </table:table-cell>
          <table:table-cell table:style-name="ce16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3-06_20-22-11_000.jpg</text:p>
          </table:table-cell>
          <table:table-cell table:style-name="ce22" office:value-type="string">
            <text:p>:m 1-2*2 RES / 245 / 『人工光合成と有機系太陽電池』　日本化学会、編 / p.75</text:p>
          </table:table-cell>
          <table:table-cell table:style-name="ce3"/>
          <table:table-cell table:style-name="ce3"/>
          <table:table-cell table:style-name="ce3" office:value-type="string">
            <text:p>N-35-35-28.77 E-139-34-49.43</text:p>
          </table:table-cell>
          <table:table-cell table:style-name="ce32" table:formula="of:=IF([.E33]=&quot;&quot;;[.C33];CONCATENATE([.C33];&quot; / &quot;;[.E33]))" office:value-type="string" office:string-value=":m 1-2*2 RES / 245 / 『人工光合成と有機系太陽電池』　日本化学会、編 / p.75">
            <text:p>:m 1-2*2 RES / 245 / 『人工光合成と有機系太陽電池』　日本化学会、編 / p.7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3-06_21-07-38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8 E-139-34-49.22</text:p>
          </table:table-cell>
          <table:table-cell table:style-name="ce32" table:formula="of:=IF([.E34]=&quot;&quot;;[.C34];CONCATENATE([.C34];&quot; / &quot;;[.E34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3-07_01-13-58_000.jpg</text:p>
          </table:table-cell>
          <table:table-cell table:style-name="ce16" office:value-type="string">
            <text:p>:m :PHOTO 寝た時刻 / 2020</text:p>
          </table:table-cell>
          <table:table-cell table:style-name="ce3"/>
          <table:table-cell table:style-name="ce3"/>
          <table:table-cell table:style-name="ce3" office:value-type="string">
            <text:p>N-35-35-28.08 E-139-34-49.16</text:p>
          </table:table-cell>
          <table:table-cell table:style-name="ce32" table:formula="of:=IF([.E35]=&quot;&quot;;[.C35];CONCATENATE([.C35];&quot; / &quot;;[.E35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3-07_06-36-40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77 E-139-34-49.49</text:p>
          </table:table-cell>
          <table:table-cell table:style-name="ce32" table:formula="of:=IF([.E36]=&quot;&quot;;[.C36];CONCATENATE([.C36];&quot; / &quot;;[.E36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3-07_07-58-39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72 E-139-34-49.38</text:p>
          </table:table-cell>
          <table:table-cell table:style-name="ce32" table:formula="of:=IF([.E37]=&quot;&quot;;[.C37];CONCATENATE([.C37];&quot; / &quot;;[.E37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4_23-37-14_000.m4a</text:p>
          </table:table-cell>
          <table:table-cell table:style-name="ce17" office:value-type="string">
            <text:p>:VOICE-MEMO / @自宅 / 思ったこと / 自分の身体、宇宙のあり方、身体の調子</text:p>
          </table:table-cell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string" office:string-value=":VOICE-MEMO / @自宅 / 思ったこと / 自分の身体、宇宙のあり方、身体の調子">
            <text:p>:VOICE-MEMO / @自宅 / 思ったこと / 自分の身体、宇宙のあり方、身体の調子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05_06-19-21_000.m4a</text:p>
          </table:table-cell>
          <table:table-cell table:style-name="ce6" office:value-type="string">
            <text:p>:VOICE-MEMO / @自宅 / diary / 書くこと / 手順、飲み物の温め、台所で</text:p>
          </table:table-cell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string" office:string-value=":VOICE-MEMO / @自宅 / diary / 書くこと / 手順、飲み物の温め、台所で">
            <text:p>:VOICE-MEMO / @自宅 / diary / 書くこと / 手順、飲み物の温め、台所で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5_06-21-46_000.m4a</text:p>
          </table:table-cell>
          <table:table-cell table:style-name="ce6" office:value-type="string">
            <text:p>:VOICE-MEMO / @自室 / idea / 作曲 / テンポを変えてみる（or,リズム？）</text:p>
          </table:table-cell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string" office:string-value=":VOICE-MEMO / @自室 / idea / 作曲 / テンポを変えてみる（or,リズム？）">
            <text:p>:VOICE-MEMO / @自室 / idea / 作曲 / テンポを変えてみる（or,リズム？）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5_08-49-04_000.m4a</text:p>
          </table:table-cell>
          <table:table-cell table:style-name="ce6" office:value-type="string">
            <text:p>:VOICE-MEMO / @自宅 / thoughts,考え / 「和」と「楽」の関係；頭の中を「整体」する</text:p>
          </table:table-cell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string" office:string-value=":VOICE-MEMO / @自宅 / thoughts,考え / 「和」と「楽」の関係；頭の中を「整体」する">
            <text:p>:VOICE-MEMO / @自宅 / thoughts,考え / 「和」と「楽」の関係；頭の中を「整体」す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5_18-48-55_000.mov</text:p>
          </table:table-cell>
          <table:table-cell table:style-name="ce6" office:value-type="string">
            <text:p>:VIDEO / @自宅 / メモ / guitar,gt / 演奏、play / g-2020-0305-1 / fs-1,fs,block=A1;A2,-,-,k.D,-,R=1</text:p>
          </table:table-cell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string" office:string-value=":VIDEO / @自宅 / メモ / guitar,gt / 演奏、play / g-2020-0305-1 / fs-1,fs,block=A1;A2,-,-,k.D,-,R=1">
            <text:p>:VIDEO / @自宅 / メモ / guitar,gt / 演奏、play / g-2020-0305-1 / fs-1,fs,block=A1;A2,-,-,k.D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5_19-02-28_000.mov</text:p>
          </table:table-cell>
          <table:table-cell table:style-name="ce6" office:value-type="string">
            <text:p>:VIDEO / @自宅 / メモ / guitar,gt / 演奏、play / g-2020-0305-2 / fs-2,fs,for=strokes,i.f.=et-6;patt-30,k.E7+2,-,-,k.E,-,R=2</text:p>
          </table:table-cell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string" office:string-value=":VIDEO / @自宅 / メモ / guitar,gt / 演奏、play / g-2020-0305-2 / fs-2,fs,for=strokes,i.f.=et-6;patt-30,k.E7+2,-,-,k.E,-,R=2">
            <text:p>:VIDEO / @自宅 / メモ / guitar,gt / 演奏、play / g-2020-0305-2 / fs-2,fs,for=strokes,i.f.=et-6;patt-30,k.E7+2,-,-,k.E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5_19-14-31_000.m4a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7_06-53-22_000.m4a</text:p>
          </table:table-cell>
          <table:table-cell table:style-name="ce6" office:value-type="string">
            <text:p>:VOICE-MEMO / @自宅 / diary / 東和日誌 / 各担当会社の名前</text:p>
          </table:table-cell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string" office:string-value=":VOICE-MEMO / @自宅 / diary / 東和日誌 / 各担当会社の名前">
            <text:p>:VOICE-MEMO / @自宅 / diary / 東和日誌 / 各担当会社の名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2020/03/07</text:date>, <text:time>09:43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07T09:43:38.61</dc:date>
    <dc:creator>iwabuchi ken</dc:creator>
    <meta:editing-duration>P18DT3H16M17S</meta:editing-duration>
    <meta:editing-cycles>7247</meta:editing-cycles>
    <meta:document-statistic meta:table-count="1" meta:cell-count="833" meta:object-count="0"/>
  </office:meta>
</office:document-meta>
</file>